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Heading_20_3">
      <style:text-properties style:font-name="Liberation Serif"/>
    </style:style>
    <style:style style:name="P3" style:family="paragraph" style:parent-style-name="Heading_20_3">
      <style:text-properties style:font-name="Liberation Serif" fo:font-weight="normal" style:font-weight-asian="normal" style:font-weight-complex="normal"/>
    </style:style>
    <style:style style:name="P4" style:family="paragraph" style:parent-style-name="Heading_20_3">
      <style:paragraph-properties fo:text-align="start" style:justify-single-word="false"/>
      <style:text-properties style:font-name="Liberation Serif" fo:font-weight="normal" style:font-weight-asian="normal" style:font-weight-complex="normal"/>
    </style:style>
    <style:style style:name="P5" style:family="paragraph" style:parent-style-name="Heading_20_1">
      <style:text-properties style:font-name="Liberation Serif"/>
    </style:style>
    <style:style style:name="P6" style:family="paragraph" style:parent-style-name="Heading_20_1">
      <style:text-properties style:font-name="Liberation Serif" officeooo:rsid="00327084" officeooo:paragraph-rsid="00327084"/>
    </style:style>
    <style:style style:name="P7" style:family="paragraph" style:parent-style-name="Heading_20_1">
      <style:paragraph-properties fo:text-align="justify" style:justify-single-word="false"/>
      <style:text-properties style:font-name="Liberation Serif" officeooo:rsid="003750da" officeooo:paragraph-rsid="003750da"/>
    </style:style>
    <style:style style:name="P8" style:family="paragraph" style:parent-style-name="Heading_20_2">
      <style:text-properties style:font-name="Liberation Serif"/>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2419e0" style:text-blinking="false" fo:background-color="transparent" style:font-size-asian="12pt" style:font-size-complex="12pt"/>
    </style:style>
    <style:style style:name="P14"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34c1" officeooo:paragraph-rsid="002d34c1" style:text-blinking="false" fo:background-color="transparent"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2419e0"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style:text-underline-style="none"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Liberation Serif" fo:font-size="12pt" style:text-underline-style="none"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color="#000000" style:font-name="Liberation Serif"/>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style:font-name="Liberation Serif"/>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2d34c1"/>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2419e0"/>
    </style:style>
    <style:style style:name="P25" style:family="paragraph" style:parent-style-name="Text_20_body">
      <style:paragraph-properties fo:margin-top="0cm" fo:margin-bottom="0cm" loext:contextual-spacing="false" fo:line-height="138%" fo:text-align="center" style:justify-single-word="false" style:writing-mode="lr-tb"/>
      <style:text-properties style:font-name="Liberation Serif" officeooo:paragraph-rsid="002d34c1"/>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rsid="002f8954" officeooo:paragraph-rsid="002f8954"/>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style:font-name="Liberation Serif" fo:font-size="12pt" style:font-size-asian="12pt" style:font-size-complex="12pt"/>
    </style:style>
    <style:style style:name="P28"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29"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3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style:text-underline-style="none" officeooo:rsid="003433e8" officeooo:paragraph-rsid="003433e8" style:text-blinking="false" fo:background-color="transparent" style:font-size-asian="12pt" style:font-size-complex="12pt"/>
    </style:style>
    <style:style style:name="P32" style:family="paragraph" style:parent-style-name="Text_20_body">
      <style:text-properties fo:color="#666666" style:font-name="Liberation Serif" fo:font-style="italic" officeooo:rsid="003750da" officeooo:paragraph-rsid="003750da" style:font-style-asian="italic" style:font-style-complex="italic"/>
    </style:style>
    <style:style style:name="P33" style:family="paragraph" style:parent-style-name="Text_20_body">
      <style:text-properties fo:color="#666666" style:font-name="Liberation Serif" fo:font-style="italic" officeooo:rsid="003750da" officeooo:paragraph-rsid="003af763" style:font-style-asian="italic" style:font-style-complex="italic"/>
    </style:style>
    <style:style style:name="P34" style:family="paragraph" style:parent-style-name="Text_20_body">
      <style:text-properties style:font-name="Liberation Serif" fo:font-size="12pt" style:font-size-asian="12pt" style:font-size-complex="12pt"/>
    </style:style>
    <style:style style:name="P35" style:family="paragraph" style:parent-style-name="Text_20_body">
      <style:paragraph-properties fo:text-align="justify" style:justify-single-word="false"/>
      <style:text-properties style:font-name="Liberation Serif" fo:font-size="12pt" style:font-size-asian="12pt" style:font-size-complex="12pt"/>
    </style:style>
    <style:style style:name="P36" style:family="paragraph" style:parent-style-name="Text_20_body">
      <style:paragraph-properties fo:text-align="justify" style:justify-single-word="false"/>
      <style:text-properties style:font-name="Liberation Serif" fo:font-size="12pt" officeooo:paragraph-rsid="0021cbf2" style:font-size-asian="12pt" style:font-size-complex="12pt"/>
    </style:style>
    <style:style style:name="P37" style:family="paragraph" style:parent-style-name="Text_20_body">
      <style:paragraph-properties fo:text-align="justify" style:justify-single-word="false"/>
      <style:text-properties style:font-name="Liberation Serif" fo:font-size="12pt" officeooo:rsid="0021cbf2" officeooo:paragraph-rsid="0021cbf2" style:font-size-asian="12pt" style:font-size-complex="12pt"/>
    </style:style>
    <style:style style:name="P38" style:family="paragraph" style:parent-style-name="Text_20_body">
      <style:paragraph-properties fo:text-align="center" style:justify-single-word="false"/>
      <style:text-properties style:font-name="Liberation Serif" fo:font-size="12pt" style:font-size-asian="12pt" style:font-size-complex="12pt"/>
    </style:style>
    <style:style style:name="P39" style:family="paragraph" style:parent-style-name="Text_20_body">
      <style:paragraph-properties fo:text-align="justify" style:justify-single-word="false"/>
      <style:text-properties style:font-name="Liberation Serif" officeooo:paragraph-rsid="001faada"/>
    </style:style>
    <style:style style:name="P40" style:family="paragraph" style:parent-style-name="Text_20_body">
      <style:paragraph-properties fo:text-align="justify" style:justify-single-word="false"/>
      <style:text-properties style:font-name="Liberation Serif" officeooo:rsid="003433e8" officeooo:paragraph-rsid="003a86af"/>
    </style:style>
    <style:style style:name="P41" style:family="paragraph" style:parent-style-name="Text_20_body">
      <style:paragraph-properties fo:text-align="justify" style:justify-single-word="false"/>
      <style:text-properties style:font-name="Liberation Serif" officeooo:rsid="003433e8" officeooo:paragraph-rsid="003433e8"/>
    </style:style>
    <style:style style:name="P42" style:family="paragraph" style:parent-style-name="Text_20_body">
      <style:paragraph-properties fo:margin-top="0cm" fo:margin-bottom="0.046cm" loext:contextual-spacing="false" fo:text-align="justify" style:justify-single-word="false"/>
      <style:text-properties style:font-name="Liberation Serif" officeooo:rsid="003a86af" officeooo:paragraph-rsid="003af763"/>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fo:font-weight="normal" officeooo:rsid="00237b88"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fo:font-weight="normal" officeooo:rsid="002419e0"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fo:font-weight="normal" officeooo:rsid="002d34c1"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fo:font-size="12pt" fo:font-style="normal" style:text-underline-style="none" fo:font-weight="normal" officeooo:rsid="0028cd70"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fo:font-size="12pt" fo:font-style="normal" style:text-underline-style="none" fo:font-weight="normal" officeooo:rsid="00292bf2" style:text-blinking="false" fo:background-color="transparent" loext:char-shading-value="0" style:font-size-asian="12pt" style:font-size-complex="12pt"/>
    </style:style>
    <style:style style:name="T9"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11" style:family="text">
      <style:text-properties fo:font-variant="normal" fo:text-transform="none" style:text-line-through-style="none" style:text-line-through-type="none" fo:font-size="12pt" fo:font-style="normal" style:text-underline-style="none" fo:font-weight="normal" officeooo:rsid="002dc692" style:text-blinking="false" fo:background-color="transparent" loext:char-shading-value="0" style:font-size-asian="12pt" style:font-size-complex="12pt"/>
    </style:style>
    <style:style style:name="T12" style:family="text">
      <style:text-properties fo:color="#000000"/>
    </style:style>
    <style:style style:name="T13" style:family="text">
      <style:text-properties fo:color="#000000" officeooo:rsid="003af763"/>
    </style:style>
    <style:style style:name="T14" style:family="text">
      <style:text-properties fo:color="#000000" style:font-name="Liberation Sans"/>
    </style:style>
    <style:style style:name="T15" style:family="text">
      <style:text-properties fo:color="#000000" style:font-name="Liberation Sans" officeooo:rsid="003af763"/>
    </style:style>
    <style:style style:name="T16" style:family="text">
      <style:text-properties fo:color="#000000" style:font-name="Liberation Serif"/>
    </style:style>
    <style:style style:name="T17" style:family="text">
      <style:text-properties fo:color="#000000" style:font-name="Liberation Serif" officeooo:rsid="003af763"/>
    </style:style>
    <style:style style:name="T18" style:family="text">
      <style:text-properties fo:font-style="normal" fo:font-weight="normal"/>
    </style:style>
    <style:style style:name="T19" style:family="text">
      <style:text-properties fo:font-style="normal" fo:font-weight="normal" officeooo:rsid="002bff9f"/>
    </style:style>
    <style:style style:name="T20" style:family="text">
      <style:text-properties fo:font-style="normal" fo:font-weight="normal" officeooo:rsid="002caa2f"/>
    </style:style>
    <style:style style:name="T21" style:family="text">
      <style:text-properties fo:font-style="normal" officeooo:rsid="003750da" style:font-style-asian="normal" style:font-style-complex="normal"/>
    </style:style>
    <style:style style:name="T22" style:family="text">
      <style:text-properties fo:font-style="normal" officeooo:rsid="00393768" style:font-style-asian="normal" style:font-style-complex="normal"/>
    </style:style>
    <style:style style:name="T23" style:family="text">
      <style:text-properties fo:font-style="normal" officeooo:rsid="003a86af" style:font-style-asian="normal" style:font-style-complex="normal"/>
    </style:style>
    <style:style style:name="T24" style:family="text">
      <style:text-properties fo:font-style="italic" fo:font-weight="normal" officeooo:rsid="002419e0" style:font-style-asian="italic" style:font-style-complex="italic"/>
    </style:style>
    <style:style style:name="T25" style:family="text">
      <style:text-properties fo:font-style="italic" officeooo:rsid="003750da" style:font-style-asian="italic" style:font-style-complex="italic"/>
    </style:style>
    <style:style style:name="T26" style:family="text">
      <style:text-properties officeooo:rsid="0021cbf2"/>
    </style:style>
    <style:style style:name="T27" style:family="text">
      <style:text-properties officeooo:rsid="00237b88"/>
    </style:style>
    <style:style style:name="T28" style:family="text">
      <style:text-properties officeooo:rsid="002bff9f"/>
    </style:style>
    <style:style style:name="T29" style:family="text">
      <style:text-properties fo:color="#808080" fo:font-size="12pt" fo:font-style="italic" officeooo:rsid="001faada" style:font-size-asian="12pt" style:font-style-asian="italic" style:font-size-complex="12pt" style:font-style-complex="italic"/>
    </style:style>
    <style:style style:name="T30" style:family="text">
      <style:text-properties fo:font-weight="normal" officeooo:rsid="002bff9f" style:font-weight-asian="normal" style:font-weight-complex="normal"/>
    </style:style>
    <style:style style:name="T31" style:family="text">
      <style:text-properties officeooo:rsid="002f8954"/>
    </style:style>
    <style:style style:name="T32" style:family="text">
      <style:text-properties officeooo:rsid="002fecde"/>
    </style:style>
    <style:style style:name="T33" style:family="text">
      <style:text-properties fo:font-size="18.2000007629395pt" fo:font-weight="bold" officeooo:rsid="002bff9f" style:font-name-asian="Noto Sans CJK SC" style:font-size-asian="18.2000007629395pt" style:font-weight-asian="bold" style:font-name-complex="Lohit Devanagari" style:font-size-complex="18.2000007629395pt" style:font-weight-complex="bold"/>
    </style:style>
    <style:style style:name="T34" style:family="text">
      <style:text-properties officeooo:rsid="00359bc6"/>
    </style:style>
    <style:style style:name="T35" style:family="text">
      <style:text-properties officeooo:rsid="003750da"/>
    </style:style>
    <style:style style:name="T36" style:family="text">
      <style:text-properties fo:color="#666666" fo:font-style="italic" officeooo:rsid="003750da" style:font-style-asian="italic" style:font-style-complex="italic"/>
    </style:style>
    <style:style style:name="T37" style:family="text">
      <style:text-properties officeooo:rsid="003af763"/>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8ca8c5b1-7fff-ca67-0db7-b7d4f53795cb"/>Nadège DEMANEE <text:tab/><text:tab/><text:tab/><text:tab/><text:tab/><text:tab/><text:tab/><text:tab/><text:tab/><text:tab/>AVRIL 2020</text:p>
      <text:p text:style-name="P9">Romane GALLIENNE</text:p>
      <text:p text:style-name="P9">Cindy PEREIRA</text:p>
      <text:p text:style-name="P34"><text:line-break/><text:line-break/><text:line-break/><text:line-break/><text:line-break/><text:line-break/><text:line-break/><text:line-break/><text:line-break/><text:line-break/><text:line-break/></text:p>
      <text:p text:style-name="P10">PRE-PROJET TAL</text:p>
      <text:p text:style-name="P10">L3_LI</text:p>
      <text:p text:style-name="P10">DETECTION AUTOMATIQUE DE LA LANGUE D’UN TEXTE</text:p>
      <text:p text:style-name="P34"><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9">Université Paris VII-Denis Diderot</text:p>
      <text:p text:style-name="P11"><text:soft-page-break/>Elément clé de la majorité des applications informatiques, la reconnaissance de langue, ou Language Identification (LI ou LID), est un domaine de recherche qui a vu le jour il y a une cinquantaine d’années pour des besoins de traduction. Aujourd’hui, avec l’explosion d’internet, à usage tant personnel qu’entrepreneurial, sans bien sûr oublier la recherche, le besoin de programmes de détection de langue efficaces est plus que d’actualité. Correction orthographique automatique, requêtes faites aux moteurs de recherche, classement de documents, ou, bien sûr, traduction, aucune de ces tâches ne sauraient être exécutées sans un tel programme.</text:p>
      <text:h text:style-name="P5" text:outline-level="1">I - Notions fondamentales</text:h>
      <text:p text:style-name="P35"/>
      <text:p text:style-name="P16">    <text:span text:style-name="T18">La détection automatique de langue consiste, pour un programme informatique, à reconnaître la langue naturelle utilisée dans un texte ou à l’oral. Il peut donc s’agir, comme nous l’avons dit plus haut, d’une requête dans un moteur de recherche, d’une traduction etc pour l’écrit ; ou, dans le cas de l’oral, d’applications de commandes vocales telles que Siri, Alexa, ok Google etc.</text:span></text:p>
      <text:p text:style-name="P35"/>
      <text:p text:style-name="P16">    <text:span text:style-name="T18">Il est important de noter que dans ce domaine, nous faisons la différence entre langues naturelles et langages.</text:span></text:p>
      <text:p text:style-name="P16">    <text:span text:style-name="T18">Ainsi, les langues naturelles (auxquelles appartient la langue des signes) sont des langues apprises naturellement par les humains répondant à des règles communes qu’étudient les disciplines réunies sous le nom de linguistique.     Plus concrètement, dans toutes sociétés, l’enfant apprend à parler progressivement et naturellement au contact de son entourage. Il acquiert de ce fait des bases syntaxiques (i-e de construction de phrases) sans avoir besoin de leçons particulières.</text:span></text:p>
      <text:p text:style-name="P35"/>
      <text:p text:style-name="P16">    <text:span text:style-name="T18">Du fait de l’objet de notre projet, nous nous concentrerons ici spécifiquement sur la reconnaissance de langues naturelles dans les textes. Par conséquent, nous ne traiterons ni de la langue des signes, ni de l’oralité des langues naturelles.</text:span></text:p>
      <text:p text:style-name="P35"/>
      <text:p text:style-name="P35"/>
      <text:p text:style-name="P35"/>
      <text:p text:style-name="P35"/>
      <text:p text:style-name="P35"/>
      <text:h text:style-name="P8" text:outline-level="2"><text:soft-page-break/><text:span text:style-name="T28">1. </text:span>Pourquoi la recherche en reconnaissance de langue naturelle est encore nécessaire ?</text:h>
      <text:p text:style-name="P35"/>
      <text:h text:style-name="P2" text:outline-level="3">    <text:span text:style-name="T18">a/ La recherche en reconnaissance automatique des langues naturelles</text:span></text:h>
      <text:p text:style-name="P35"/>
      <text:p text:style-name="P16">    <text:span text:style-name="T18">Si l’homme peut, grâce à sa connaissance de sa propre langue, reconnaître automatiquement sa langue native, voire distinguer instinctivement l’origine large d’une langue- par exemple, en voyant un idéogramme, en déduire qu’il s’agit d’une langue asiatique -, un ordinateur en est bien incapable si on ne le lui a pas appris.</text:span></text:p>
      <text:p text:style-name="P35"/>
      <text:p text:style-name="P16">    <text:span text:style-name="T18">Le but des recherches en reconnaissance des langues est justement de parvenir à un programme qui puisse reconnaître toutes les langues naturelles existantes,  ce qui va bien au-delà des compétences d’une seule personne, aussi hyperpolyglotte soit-elle.</text:span></text:p>
      <text:p text:style-name="P35"/>
      <text:p text:style-name="P16">    <text:span text:style-name="T18">Comme nous le mentionnions plus haut, il est illusoire de penser qu’il n’est pas nécessaire de continuer les recherches.</text:span></text:p>
      <text:p text:style-name="P35"/>
      <text:p text:style-name="P16">    <text:span text:style-name="T18">En effet, malgré les apparences, de nombreux problèmes subsistent encore et parmi ceux-ci, le fait que les recherches liées à ce sujet se sont dispersées entre plusieurs disciplines (Natural Language processing, data mining, machine learning etc) qui ne communiquent pas leurs résultats.</text:span></text:p>
      <text:p text:style-name="P35"/>
      <text:h text:style-name="P2" text:outline-level="3">    <text:span text:style-name="T18">b/ les problèmes subsistants</text:span></text:h>
      <text:p text:style-name="P35"/>
      <text:p text:style-name="P16">    <text:span text:style-name="T18">Il est utile de faire un point sur les problèmes subsistant dans la reconnaissance automatique des langues car ce sont des problématiques auxquelles nous allons certainement devoir faire face dans la mise au point de notre propre programme ou, du moins, que nous devons prendre en considération.</text:span></text:p>
      <text:p text:style-name="P35"/>
      <text:p text:style-name="P16">    <text:span text:style-name="T18">Aujourd’hui, les résultats des programmes reconnaissant la langue d’un texte atteignent quasiment la perfection uniquement si l’on considère un nombre restreint de langues naturelles, en utilisant un très grand nombre de textes d’apprentissage et si le texte est intégralement écrit dans la même langue. Cela impose donc de nombreuses contraintes dont il est nécessaire de s’affranchir.</text:span></text:p>
      <text:p text:style-name="P16">    <text:span text:style-name="T18">Or d’un point de vue général, les spécificités de la catégorisation en reconnaissance de langue ne simplifie pas (toujours) la tâche des chercheurs et des programmeurs.</text:span></text:p>
      <text:p text:style-name="P16"><text:soft-page-break/></text:p>
      <text:p text:style-name="P16">    <text:span text:style-name="T18">Ainsi, pour catégoriser un texte, il est d’usage de s’appuyer sur les statistiques de fréquence de mots, ce qui n’est pas suffisant en reconnaissance des langues. Le problème ici est d’avoir une définition commune de mot. D’une langue à l’autre, celle-ci varie : un espace ne peut, dans toutes les langues, être vu comme une frontière de mot. Par conséquent pour l’identifier et segmenter ainsi correctement un corpus, il faut connaître la langue.</text:span></text:p>
      <text:p text:style-name="P11"/>
      <text:p text:style-name="P16">    <text:span text:style-name="T18">Etant donné que nous nous concentrons pour notre projet sur les langues européennes, cette difficulté devrait nous être épargnée.</text:span></text:p>
      <text:p text:style-name="P11">Cependant, cela nous amène à une autre contrainte, la nécessité de normaliser les textes que nous allons utiliser. En effet, nous devons transformer notre texte afin que les données contenues soient claires pour notre programme, c’est-à-dire éviter toute source d’ambiguïté sur une lettre ou un mot. Pour cela, nous utiliserons Unicode Character Database.</text:p>
      <text:p text:style-name="P35"/>
      <text:p text:style-name="P16">    <text:span text:style-name="T18">L’un des avantages en reconnaissance automatique des langues par rapport à d’autres disciplines liées, est que nous pouvons nous affranchir de la problématique d’une collection de données spécifique à un domaine car en reconnaissance de langue naturelle, nous ne cherchons pas à reconnaître un type de support (journal, livre etc) mais la langue utilisée, ce n’est donc pas tant le vocabulaire qui va nous aiguiller que la syntaxe.</text:span></text:p>
      <text:p text:style-name="P35"/>
      <text:p text:style-name="P16">    <text:span text:style-name="T18">En reconnaissance de langue, nous utilisons un étiquetage spécifique à chaque langue (chaque étiquette indique une langue). Or, lorsqu’un document est rédigé en plusieurs langues (citations, expressions, inclusion de passage etc), il n’est aujourd’hui pas possible d’associer deux jeux d’étiquettes, chacun appartenant à une langue différente, pour un même texte. Il faut pour que cela soit possible, pouvoir d’abord segmenter le texte en parties distinctes - chacun contenant une langue différente - pour pouvoir leur appliquer indépendamment le jeu d’étiquettes.</text:span></text:p>
      <text:p text:style-name="P35"/>
      <text:p text:style-name="P16">    <text:span text:style-name="T18">Nous nous attacherons pour ce projet à élaborer un programme de reconnaissance des langues naturelles suivantes : français, anglais, allemand, espagnol et portugais. En fonction de nos avancées, nous envisageons d’ajouter d’autres langues.</text:span></text:p>
      <text:p text:style-name="P35"/>
      <text:p text:style-name="P35"/>
      <text:p text:style-name="P35"/>
      <text:h text:style-name="P8" text:outline-level="2"><text:soft-page-break/><text:span text:style-name="T33">2) </text:span>La méthode</text:h>
      <text:p text:style-name="P35"/>
      <text:h text:style-name="P2" text:outline-level="3">    <text:span text:style-name="T18">a/ </text:span><text:span text:style-name="T19">O</text:span><text:span text:style-name="T18">bjectifs</text:span></text:h>
      <text:p text:style-name="P35"/>
      <text:p text:style-name="P16">    <text:span text:style-name="T18">Notre programme va répondre à deux objectifs. Il devra pouvoir agir sur une demande :</text:span></text:p>
      <text:list xml:id="list2908583788" text:style-name="L1">
        <text:list-item>
          <text:p text:style-name="P12">de manière interactive : l’utilisateur entre du texte et le programme lit en temps réel les lettres entrées et essaye de détecter la langue dès le début de la saisie. </text:p>
        </text:list-item>
        <text:list-item>
          <text:p text:style-name="P12">en offline : l’utilisateur entre l’intégralité d’un texte et lance le programme pour que ce dernier puisse détecter la langue du texte donné.</text:p>
        </text:list-item>
      </text:list>
      <text:p text:style-name="P11"/>
      <text:p text:style-name="P16">    <text:span text:style-name="T18">Le code sera écrit en Python.</text:span></text:p>
      <text:p text:style-name="P39"><text:span text:style-name="T29">Parler de l’évaluation du programme</text:span></text:p>
      <text:p text:style-name="P39"><text:span text:style-name="T29"/></text:p>
      <text:p text:style-name="P16">    <text:span text:style-name="T18">Nous constituerons notre corpus à partir d’articles du site Wikipedia. En effet, les derniers sont libres de droit et ont l’avantage considérable d’être traduits dans de nombreuses langues différentes.</text:span></text:p>
      <text:p text:style-name="P35"/>
      <text:h text:style-name="P2" text:outline-level="3">    <text:span text:style-name="T30">b</text:span><text:span text:style-name="T18">/  Programme Statistique : La méthode N-gramme</text:span></text:h>
      <text:p text:style-name="P35"/>
      <text:p text:style-name="P16">    <text:span text:style-name="T18">Initiée en 1974 par Rau qui a obtenu 89% de précision dans la distinction de 53 caractères entre l’anglais et l’espagnol, la méthode  N-gramme est ensuite utilisée par Church en 1985 (tri-gramme) et associée au modèle de Bayer pour déterminer la langue de certains mots. C’est finalement la méthode TextCat de Canvar et Trenkle (1997) qui a imposé l’utilisation de la méthode N-gramme pour la détection automatique des langues et cela reste, encore aujourd’hui la référence dans ce domaine.</text:span></text:p>
      <text:p text:style-name="P16"/>
      <text:p text:style-name="P16">    <text:span text:style-name="T18">Pour l’implémentation du programme, nous transformerons le texte en vecteur de N-gramme</text:span></text:p>
      <text:p text:style-name="P16">    <text:span text:style-name="T18">La méthode N-gramme permet de modéliser la distribution de mots dans une langue ou un texte et de mesurer la probabilité d’observer cette séquence de mots dans cette même langue.</text:span></text:p>
      <text:p text:style-name="P11"/>
      <text:p text:style-name="P16">    <text:span text:style-name="T18">Dans le cadre de ce projet, nous nous intéresserons plus particulièrement à la distribution des lettres. Il s’agit, dans le cas d’une méthode bigramme, d’associer les caractères deux à deux (caractère i + caractère </text:span><text:span text:style-name="T20">i</text:span><text:span text:style-name="T18">-1), ce qui nous permet de calculer la probabilité que ces deux caractères se suivent dans une langue.</text:span></text:p>
      <text:p text:style-name="P16"><text:soft-page-break/>    <text:span text:style-name="T18">Ainsi, pour la phrase “Le chat dort”, si nous segmentons la phrase deux caractères par deux caractères en utilisant la méthode N-gramme, nous obtiendrions la séquence de chaînes de caractères suivante:</text:span></text:p>
      <text:p text:style-name="P35"/>
      <text:p text:style-name="P17">“<text:span text:style-name="T18">Le”, “e-”, “-c”, “ch”, “ha”, “at”, “t-”, “-d”, “do”, “or”, “rt”.</text:span></text:p>
      <text:p text:style-name="P29"/>
      <text:h text:style-name="P3" text:outline-level="3">d/ Programme de reconnaissance de la langue d’un texte : Similarité vectorielle</text:h>
      <text:p text:style-name="P37"/>
      <text:p text:style-name="P36"><text:span text:style-name="T27">Pour chaque corpus, n</text:span><text:span text:style-name="T26">ous ajoutons </text:span><text:span text:style-name="T27">les ngrammes dans un dictionnaire, puis nous <text:s/>ajoutons les fréquences pour chaque N-grammes : si le N-gramme est déjà présent dans le dictionnaire, nous ajoutons 1 à sa fréquence ; si le N-gramme n’est pas présent, nous ajoutons une clé au dictionnaire avec une fréquence de 1.</text:span></text:p>
      <text:p text:style-name="P22"><text:span text:style-name="T2">Une fois le </text:span><text:span text:style-name="T3">dictionnaire de la phrase complété,</text:span><text:span text:style-name="T2"> nous le comparons par similarité vectorielle aux autres </text:span><text:span text:style-name="T3">dictionnaires</text:span><text:span text:style-name="T2"> (c</text:span><text:span text:style-name="T3">omplét</text:span><text:span text:style-name="T2">és de la même manière) du corpus de langues (un </text:span><text:span text:style-name="T3">dictionnaire</text:span><text:span text:style-name="T2"> par langue). La similarité la plus élevée sera celle qui lie le </text:span><text:span text:style-name="T4">dictionnaire</text:span><text:span text:style-name="T2"> de la phrase entrée avec celui du texte de référence de la langue cible.</text:span></text:p>
      <text:p text:style-name="P11"/>
      <text:p text:style-name="P15">On peut calculer la similarité entre deux textes par deux méthodes : en calculant la distance euclidienne, ou en calculant la similarité par cosinus.</text:p>
      <text:p text:style-name="P15"/>
      <text:p text:style-name="P23"><text:span text:style-name="T5">On calcule la distance euclidienne entre les deux dictionnaires en calculant la norme de la différence des deux dictionnaires, soit la formule pour deux dictionnaires x et y :</text:span></text:p>
      <text:p text:style-name="P23"><text:span text:style-name="T5"/></text:p>
      <text:p text:style-name="P25"><text:span text:style-name="T5"><draw:frame draw:style-name="fr1" draw:name="Objet2" text:anchor-type="as-char" svg:y="-0.386cm" svg:width="3.584cm" svg:height="0.508cm" draw:z-index="1"><draw:object xlink:href="./Object 2" xlink:type="simple" xlink:show="embed" xlink:actuate="onLoad"/><draw:image xlink:href="./ObjectReplacements/Object 2" xlink:type="simple" xlink:show="embed" xlink:actuate="onLoad"/></draw:frame></text:span></text:p>
      <text:p text:style-name="P11"/>
      <text:p text:style-name="P21"><text:span text:style-name="T9">La similarité se calcule grâce au cosinus entre </text:span><text:span text:style-name="T10">les</text:span><text:span text:style-name="T9"> deux </text:span><text:span text:style-name="T10">dictionnaires</text:span><text:span text:style-name="T9">. Ce dernier est le rapport entre le produit scalaire des deux </text:span><text:span text:style-name="T10">dictionnaires</text:span><text:span text:style-name="T9"> et leurs normes respectives, soit la formule </text:span><text:span text:style-name="T11">pour deux dictionnaires x et y </text:span><text:span text:style-name="T9">:</text:span></text:p>
      <text:p text:style-name="P13"/>
      <text:p text:style-name="P18"><text:span text:style-name="T24"><draw:frame draw:style-name="fr1" draw:name="Objet3" text:anchor-type="as-char" svg:y="-0.619cm" svg:width="2.531cm" svg:height="1.018cm" draw:z-index="2"><draw:object xlink:href="./Object 3" xlink:type="simple" xlink:show="embed" xlink:actuate="onLoad"/><draw:image xlink:href="./ObjectReplacements/Object 3" xlink:type="simple" xlink:show="embed" xlink:actuate="onLoad"/></draw:frame></text:span><text:span text:style-name="T18"><text:tab/></text:span></text:p>
      <text:p text:style-name="P13"/>
      <text:p text:style-name="P24"><text:span text:style-name="T2">Le cosinus calculé doit être compris entre -1 et 1. Plus le résultat se rapproche de -1, moins les </text:span><text:span text:style-name="T6">textes</text:span><text:span text:style-name="T2"> sont similaires et plus il se rapproche de 1, plus ils sont similaires. Si le cosinus est proche de 0, cela signifie que les deux vecteurs sont orthogonaux : les textes n’ont aucun mot en commun.</text:span></text:p>
      <text:p text:style-name="P24"><text:soft-page-break/><text:span text:style-name="T2"/></text:p>
      <text:p text:style-name="P26"><text:span text:style-name="T2">Nous discuterons plus loin la différence de résultats entre ces deux méthodes.</text:span></text:p>
      <text:p text:style-name="P20"/>
      <text:p text:style-name="P11">Notons, qu’appliquer la similarité vectorielle a deux contraintes fortes :</text:p>
      <text:list xml:id="list1893877559" text:style-name="L2">
        <text:list-item>
          <text:p text:style-name="P14">il est nécessaire d’avoir un texte brut dans le cas d’importation de fichier</text:p>
        </text:list-item>
        <text:list-item>
          <text:p text:style-name="P14">plus le vecteur est grand, plus le coût est important </text:p>
        </text:list-item>
        <text:list-item>
          <text:p text:style-name="P14">Pour minimiser les problématiques liées aux langues trop similaires telles que l’espagnol,  le français et le portugais, plusieurs méthodes existent. Si la méthode de Tiedemann et Ljubešić (2012) - coder un programme d’apprentissage donnant une liste noire des mots permettant d’indiquer les textes qui posent un problème et qui ne sont donc pas reconnaissables - semble intéressante, la méthode de Zampieri(2013) devrait répondre davantage à notre problématique puisqu’à partir de ses observations, utiliser un modèle N-gramme d’un ordre 4,5, voire même 6,  donne de très bons résultats pour la discrimination du Portugais et du français.</text:p>
        </text:list-item>
      </text:list>
      <text:p text:style-name="P20"/>
      <text:h text:style-name="P4" text:outline-level="3"><text:span text:style-name="T32">e</text:span><text:span text:style-name="T31">/ </text:span>L’évaluation</text:h>
      <text:p text:style-name="P35"/>
      <text:p text:style-name="P16">    <text:span text:style-name="T18">Tout programme mis au point doit faire l’objet d’une évaluation afin d’en connaître la qualité.</text:span></text:p>
      <text:p text:style-name="P35"/>
      <text:p text:style-name="P16">    <text:span text:style-name="T18">L’approche la plus commune d’évaluation est d’avoir le même nombre de documents pour chaque langue (dont on connait la langue) et de les soumettre au programme puis de regarder la proportion de documents correctement étiquetés par le programme.</text:span></text:p>
      <text:p text:style-name="P27"><text:span text:style-name="T1"/></text:p>
      <text:p text:style-name="P22"><text:span text:style-name="T7">Pour cela, nous allons calculer l</text:span><text:span text:style-name="T2">a précision ou valeur prédictive positive </text:span><text:span text:style-name="T8">grâce à la formule suivante :</text:span></text:p>
      <text:p text:style-name="P35"/>
      <text:p text:style-name="P38"><draw:frame draw:style-name="fr1" draw:name="Objet1" text:anchor-type="as-char" svg:y="-0.66cm" svg:width="12.374cm" svg:height="1.078cm" draw:z-index="0"><draw:object xlink:href="./Object 1" xlink:type="simple" xlink:show="embed" xlink:actuate="onLoad"/><draw:image xlink:href="./ObjectReplacements/Object 1" xlink:type="simple" xlink:show="embed" xlink:actuate="onLoad"/></draw:frame></text:p>
      <text:p text:style-name="P35"/>
      <text:p text:style-name="P16">    <text:span text:style-name="T18">Ainsi, sur le nombre de documents soumis au programme, nous regarderons ceux qui ont été correctement étiquetés pour le français par exemple (i correspondant à la langue traitée) par rapport à ceux qui ont été étiquetés en français alors qu’ils sont rédigés dans une autre langue.</text:span></text:p>
      <text:p text:style-name="P16">    <text:span text:style-name="T18">La division du premier par le second nous donnera un chiffre qui, s’il est élevé, nous indiquera que notre programme a une bonne précision. Un résultat de 1 indique une précision parfaite.</text:span></text:p>
      <text:p text:style-name="P30"/>
      <text:p text:style-name="P31"/>
      <text:h text:style-name="P6" text:outline-level="1"><text:soft-page-break/>II – Expérience et résultats</text:h>
      <text:p text:style-name="P42"><text:span text:style-name="T36">décrivez ici les données utilisées (corpus lexiques etc...), les différentes expériences réalisées, la méthode d'</text:span><text:span text:style-name="Strong_20_Emphasis"><text:span text:style-name="T36">évaluation</text:span></text:span><text:span text:style-name="T36"> de votre système, et les résultats de cette évaluation. </text:span></text:p>
      <text:p text:style-name="P42"><text:span text:style-name="T25"/></text:p>
      <text:p text:style-name="P40">Pour construire notre corpus, nous avons décidé <text:span text:style-name="T34">d’extraire des pages Wikipedia : ainsi pour le Corpus Train nous avons extrait des pages entières de pays de manière à avoir le même nombre de caractères, </text:span><text:span text:style-name="T35">et pour le corpus test, nous avons téléchargé la partie </text:span><text:span text:style-name="T25">résumé</text:span><text:span text:style-name="T21"> de plusieurs auteurs français (Arthur Rimbaud, Charles Baudelaire, Emile Zola, Gustave Flaubert, Honoré de Balzac, Jean Racine, Paul Verlaine, Pierre Corneille et Victor Hugo) : ces textes sont de longueurs différentes, ce qui nous a permis de tester différents paramètres </text:span><text:span text:style-name="T22">(notamment la taille des textes et la méthode de calcul).</text:span></text:p>
      <text:p text:style-name="P41"/>
      <text:h text:style-name="P7" text:outline-level="1">III – Partie informatique</text:h>
      <text:p text:style-name="P32">décrit très succinctement l'organisation générale du code, éventuellement des choix d'implémentation, des éventuels problèmes rencontrés et de leur solution, etc.</text:p>
      <text:p text:style-name="P32"/>
      <text:h text:style-name="Heading_20_1" text:outline-level="1"><text:span text:style-name="Strong_20_Emphasis"><text:span text:style-name="T17">IV - </text:span></text:span><text:span text:style-name="Strong_20_Emphasis"><text:span text:style-name="T16">« manuel utilisateur »</text:span></text:span></text:h>
      <text:p text:style-name="P33">les indications pratiques (ligne de commande) pour exécuter le programme. Le mieux est de programmer une aide en ligne, puis de copier-coller l'aide en ligne dans votre rapport.</text:p>
      <text:p text:style-name="P35"/>
      <text:p text:style-name="P19"/>
      <text:p text:style-name="P28"><text:span text:style-name="T18">Bibliographie</text:span></text:p>
      <text:p text:style-name="P35"/>
      <text:p text:style-name="P11">- Jauhiainen T., Lui M., Zampieri, M. Baldwin T., Lindén K (2019) : Automatic Language Identification in Texts : A Survey publié en 2019 dans Journal of Artificial Intelligence Research 65, 675-782</text:p>
      <text:p text:style-name="P11">- Vincent Claveau. Vectorisation, Okapi et calcul de similarité pour le TAL : pour oublier enfin leTF-IDF. TALN - Traitement Automatique des Langues Naturelles, Jun 2012, Grenoble, France. Hal-00760158,</text:p>
      <text:p text:style-name="P11">- https://fr.wikipedia.org/wiki/Pr%C3%A9cision_et_rappel</text:p>
      <text:p text:style-name="P11">- https://deepai.org/machine-learning-glossary-and-terms/f-score</text:p>
      <text:p text:style-name="P11">- https://fr.wikipedia.org/wiki/Mod%C3%A8le_vectoriel</text:p>
      <text:p text:style-name="P11">- https://fr.wikipedia.org/wiki/Pr%C3%A9cision_et_rappel</text:p>
      <text:p text:style-name="P11">- https://deepai.org/machine-learning-glossary-and-terms/f-scor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9T14:15:40.233471345</meta:creation-date>
    <dc:date>2020-06-15T20:34:49.262015477</dc:date>
    <meta:editing-duration>PT48M54S</meta:editing-duration>
    <meta:editing-cycles>9</meta:editing-cycles>
    <meta:generator>LibreOffice/6.4.3.2$Linux_X86_64 LibreOffice_project/40$Build-2</meta:generator>
    <meta:document-statistic meta:table-count="0" meta:image-count="0" meta:object-count="3" meta:page-count="9" meta:paragraph-count="82" meta:word-count="2083" meta:character-count="13783" meta:non-whitespace-character-count="11597"/>
  </office:meta>
</office:document-meta>
</file>

<file path=Object 1/content.xml><?xml version="1.0" encoding="utf-8"?>
<math xmlns="http://www.w3.org/1998/Math/MathML" display="block">
  <semantics>
    <mrow>
      <msub>
        <mi mathvariant="italic">Précisions</mi>
        <mrow>
          <mo fence="true" stretchy="false">(</mo>
          <mrow>
            <mi>i</mi>
          </mrow>
          <mo fence="true" stretchy="false">)</mo>
        </mrow>
      </msub>
      <mo stretchy="false">=</mo>
      <mfrac>
        <mrow>
          <mi mathvariant="italic">nombre</mi>
          <mi mathvariant="italic">de</mi>
          <mi mathvariant="italic">documents</mi>
          <mi mathvariant="italic">correctement</mi>
          <mi mathvariant="italic">attribués</mi>
          <mi>à</mi>
          <mi mathvariant="italic">la</mi>
          <mi mathvariant="italic">classe</mi>
          <mrow>
            <mo fence="true" stretchy="false">(</mo>
            <mrow>
              <mi>i</mi>
            </mrow>
            <mo fence="true" stretchy="false">)</mo>
          </mrow>
        </mrow>
        <mrow>
          <mi mathvariant="italic">nombre</mi>
          <mi mathvariant="italic">de</mi>
          <mi mathvariant="italic">documents</mi>
          <mi mathvariant="italic">attribués</mi>
          <mi>à</mi>
          <mi mathvariant="italic">la</mi>
          <mi mathvariant="italic">classe</mi>
          <mrow>
            <mo fence="true" stretchy="false">(</mo>
            <mrow>
              <mi>i</mi>
            </mrow>
            <mo fence="true" stretchy="false">)</mo>
          </mrow>
        </mrow>
      </mfrac>
    </mrow>
    <annotation encoding="StarMath 5.0">Précisions_{(i)}  = {nombre de documents correctement attribués à la classe (i)} over {nombre de documents attribués à la classe (i)}  </annotation>
  </semantics>
</math>
</file>

<file path=Object 2/content.xml><?xml version="1.0" encoding="utf-8"?>
<math xmlns="http://www.w3.org/1998/Math/MathML" display="block">
  <semantics>
    <mrow>
      <mi mathvariant="italic">Dist</mi>
      <mrow>
        <mrow>
          <mo fence="true" stretchy="false">(</mo>
          <mrow>
            <mrow>
              <mi>x</mi>
              <mi>,</mi>
              <mi>y</mi>
            </mrow>
          </mrow>
          <mo fence="true" stretchy="false">)</mo>
        </mrow>
        <mo stretchy="false">=</mo>
        <mrow>
          <mo fence="true" stretchy="false">‖</mo>
          <mrow>
            <mrow>
              <mi>x</mi>
              <mo stretchy="false">−</mo>
              <mi>y</mi>
            </mrow>
          </mrow>
          <mo fence="true" stretchy="false">‖</mo>
        </mrow>
      </mrow>
    </mrow>
    <annotation encoding="StarMath 5.0">Dist( x,y ) = ldline x - y rdline </annotation>
  </semantics>
</math>
</file>

<file path=Object 3/content.xml><?xml version="1.0" encoding="utf-8"?>
<math xmlns="http://www.w3.org/1998/Math/MathML" display="block">
  <semantics>
    <mrow>
      <mi>cos</mi>
      <mo stretchy="false">=</mo>
      <mfrac>
        <mrow>
          <mi>x</mi>
          <mo stretchy="false">⋅</mo>
          <mi>y</mi>
        </mrow>
        <mrow>
          <mrow>
            <mo fence="true" stretchy="false">‖</mo>
            <mrow>
              <mi>x</mi>
            </mrow>
            <mo fence="true" stretchy="false">‖</mo>
          </mrow>
          <mo stretchy="false">⋅</mo>
          <mrow>
            <mo fence="true" stretchy="false">‖</mo>
            <mrow>
              <mi>y</mi>
            </mrow>
            <mo fence="true" stretchy="false">‖</mo>
          </mrow>
        </mrow>
      </mfrac>
    </mrow>
    <annotation encoding="StarMath 5.0">cos = { x cdot y } over { ldline x rdline  cdot ldline y rdline  } </annotation>
  </semantics>
</math>
</file>